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060739" officeooo:paragraph-rsid="00060739"/>
    </style:style>
    <style:style style:name="P2" style:family="paragraph" style:parent-style-name="Standard">
      <style:paragraph-properties fo:text-align="start" style:justify-single-word="false"/>
      <style:text-properties officeooo:rsid="0006f0dd" officeooo:paragraph-rsid="0006f0dd"/>
    </style:style>
    <style:style style:name="P3" style:family="paragraph" style:parent-style-name="Standard">
      <style:paragraph-properties fo:text-align="center" style:justify-single-word="false"/>
      <style:text-properties fo:font-size="18pt" fo:font-weight="bold" officeooo:rsid="00060739" officeooo:paragraph-rsid="00060739"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5pt" style:text-underline-style="solid" style:text-underline-width="auto" style:text-underline-color="font-color" officeooo:rsid="0006f0dd" officeooo:paragraph-rsid="0006f0dd" style:font-size-asian="15pt" style:font-size-complex="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sign</text:p>
      <text:p text:style-name="P1"/>
      <text:p text:style-name="P4">Sever Program</text:p>
      <text:p text:style-name="P2">1. Create a socket</text:p>
      <text:p text:style-name="P2">2. Bind it to a port and a server address</text:p>
      <text:p text:style-name="P2">3. Start listening on the port</text:p>
      <text:p text:style-name="P2">4. when there is a connection accept it</text:p>
      <text:p text:style-name="P2">5. Start receiving data in multiples of 256 bytes(maximum) till there is EOF</text:p>
      <text:p text:style-name="P2">6. while receiving write the content to a file</text:p>
      <text:p text:style-name="P2">7. After completely receiving the file start processing of data starts</text:p>
      <text:p text:style-name="P2">8. now send character by character to the client in the reverse order and shutdown the socket for writing</text:p>
      <text:p text:style-name="P2">9. close the sockets and file descriptors </text:p>
      <text:p text:style-name="P2"/>
      <text:p text:style-name="P4">Client Program</text:p>
      <text:p text:style-name="P2">1. Create a socket</text:p>
      <text:p text:style-name="P2">2. Create a struct for server address</text:p>
      <text:p text:style-name="P2">3. Connect with the help of address to the server</text:p>
      <text:p text:style-name="P2">4. Once the connection is established read the data from the file and send it to the server in chunks of 256 bytes(maximum) until there are no words left in the file to read further</text:p>
      <text:p text:style-name="P2">5. shutdown the socket for write(since write is completed and we do not require the socket for further writes) this sends EOF to the server and the server stops receiving and starts processing.</text:p>
      <text:p text:style-name="P2">6. when the server starts sending data in the reverse order receive them open a new file and write the data into the file</text:p>
      <text:p text:style-name="P2">7.when the socket is shutdown stop reading and close the sockets and file descrip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1T19:43:52.651975897</meta:creation-date>
    <dc:date>2015-01-21T20:16:06.741083689</dc:date>
    <meta:editing-duration>PT1M23S</meta:editing-duration>
    <meta:editing-cycles>1</meta:editing-cycles>
    <meta:document-statistic meta:table-count="0" meta:image-count="0" meta:object-count="0" meta:page-count="1" meta:paragraph-count="19" meta:word-count="219" meta:character-count="1185" meta:non-whitespace-character-count="984"/>
    <meta:generator>LibreOffice/4.2.7.2$Linux_X86_64 LibreOffice_project/420m0$Build-2</meta:generator>
  </office:meta>
</office:document-meta>
</file>